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f43a" officeooo:paragraph-rsid="0016f43a"/>
    </style:style>
    <style:style style:name="P2" style:family="paragraph" style:parent-style-name="Standard">
      <style:text-properties officeooo:rsid="00185886" officeooo:paragraph-rsid="00185886"/>
    </style:style>
    <style:style style:name="P3" style:family="paragraph" style:parent-style-name="Standard">
      <style:text-properties officeooo:rsid="0018897a" officeooo:paragraph-rsid="0018897a"/>
    </style:style>
    <style:style style:name="P4" style:family="paragraph" style:parent-style-name="Standard">
      <style:text-properties officeooo:rsid="001a0fdf" officeooo:paragraph-rsid="001a0fdf"/>
    </style:style>
    <style:style style:name="T1" style:family="text">
      <style:text-properties officeooo:rsid="001889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Em relação com as listas encadeadas os vetores são mais eficientes para realizar inserção e remoção desde que feitas no final do vetor pois sua inserção e remoção são mais rápidas e possuem menos custo computacional, também possui o acesso ao elemento mais fácil desde que se conheça a posição do elemento dentro do vetor, além de normalmente ocuparem menos espaço na memória, pois normalmente armazenam um tipo de elemento básico. E como desvantagens da utilização de vetores em relação as listas encadeadas a inserção e remoção de um elemento no inicio do vetor ou no meio é lenta e possui alto custo computacional pois seria necessário deslocar todos os elementos que estivesse já estivessem no vetor desde a posição que se quer inserir até ultimo elemento, e também leva como desvantagem a necessidade de sempre fazer a alocação da memoria em sequencia o que pode criar um limite para o vetor menor do que com a lista encadeada já que na lista seus elementos podem estar distribuídos pela memória.</text:p>
      <text:p text:style-name="P1"/>
      <text:p text:style-name="P1">10. As operações básicas para a implementação de uma lista são, função para criação da lista, inserção de um elemento na lista, função para procurar um elemento na lista, função para remoção de um elemento da lista e função para liberar a memoria alocada pela lista.</text:p>
      <text:p text:style-name="P1"/>
      <text:p text:style-name="P1">12. A fila e pilha possuem funções bem parecidas porém cada uma com suas particularidades, ambas estruturas utilizam de função para criação, inserção, remoção e liberação, porém, a diferença se encontra nas características das funções, a fila usa do conceito FIFO (First in first out) ou seja seja o primeiro elemento a entrar na fila é sempre o primeiro a sair, dessa a inserção e realizada sempre no fim da fila e a remoção feita no começo da fila, já em uma pilha o conceito é LIFO (Last in first out) ou seja o primeiro a entrar é o ultimo a sair, dessa forma a pilha faz inserção no final e remoção também no final.</text:p>
      <text:p text:style-name="P1"/>
      <text:p text:style-name="P2">14. <text:span text:style-name="T1">C.</text:span></text:p>
      <text:p text:style-name="P2"/>
      <text:p text:style-name="P3">15. A.</text:p>
      <text:p text:style-name="P3"/>
      <text:p text:style-name="P4">16. 1 com 5 elementos, 2 com 4 elementos, 1 com 3 elementos e 1 com 2 eleme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21:52:22.769135670</meta:creation-date>
    <dc:date>2016-09-16T00:08:47.828473936</dc:date>
    <meta:editing-duration>PT16M54S</meta:editing-duration>
    <meta:editing-cycles>1</meta:editing-cycles>
    <meta:generator>LibreOffice/5.1.4.2$Linux_X86_64 LibreOffice_project/10m0$Build-2</meta:generator>
    <meta:document-statistic meta:table-count="0" meta:image-count="0" meta:object-count="0" meta:page-count="1" meta:paragraph-count="6" meta:word-count="354" meta:character-count="1982" meta:non-whitespace-character-count="1634"/>
  </office:meta>
</office:document-meta>
</file>